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4ff3" officeooo:paragraph-rsid="00154ff3" style:font-size-asian="18pt" style:font-size-complex="18pt"/>
    </style:style>
    <style:style style:name="P2" style:family="paragraph" style:parent-style-name="Standard">
      <style:text-properties fo:font-size="18pt" officeooo:rsid="0016319d" officeooo:paragraph-rsid="0016319d" style:font-size-asian="18pt" style:language-asian="zh" style:country-asian="CN" style:font-size-complex="18pt"/>
    </style:style>
    <style:style style:name="P3" style:family="paragraph" style:parent-style-name="Standard">
      <style:text-properties fo:font-size="18pt" fo:font-weight="normal" officeooo:rsid="00154ff3" officeooo:paragraph-rsid="00154ff3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bold" officeooo:rsid="0016319d" officeooo:paragraph-rsid="0016319d" style:font-size-asian="18pt" style:language-asian="zh" style:country-asian="CN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anguage-asian="zh" style:country-asian="C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校验数字的表达式</text:p>
      <text:p text:style-name="P2">IP检验</text:p>
      <text:p text:style-name="P4">/^((2[0-1]\d|22[0-3]|[01]?[1-9]\d?|10\d)\.)((2[0-4]\d|25[0-5]|[01]?\d\d?)\.){2}(2[0-4]\d|25[0-5]|[01]?[1-9]\d?|10\d)$/</text:p>
      <text:p text:style-name="P1">1 数字：<text:span text:style-name="T1">^[0-9]*$</text:span></text:p>
      <text:p text:style-name="P1">2 n位的数字：<text:span text:style-name="T1">^\d{n}$</text:span></text:p>
      <text:p text:style-name="P1">3 至少n位的数字：<text:span text:style-name="T1">^\d{n,}$</text:span></text:p>
      <text:p text:style-name="P1">4 m-n位的数字：<text:span text:style-name="T1">^\d{m,n}$</text:span> </text:p>
      <text:p text:style-name="P1">5 零和非零开头的数字：<text:span text:style-name="T1">^(0|[1-9][0-9]*)$ <text:s/></text:span></text:p>
      <text:p text:style-name="P1">6 非零开头的最多带两位小数的数字：<text:span text:style-name="T1">^([1-9][0-9]*)+(.[0-9]{1,2})?$</text:span></text:p>
      <text:p text:style-name="P1">7 带1-2位小数的正数或负数：<text:span text:style-name="T1">^(\-)?\d+(\.\d{1,2})?$</text:span></text:p>
      <text:p text:style-name="P1">8 正数、负数、和小数：<text:span text:style-name="T1">^(\-|\+)?\d+(\.\d+)?$</text:span></text:p>
      <text:p text:style-name="P1">9 有两位小数的正实数：<text:span text:style-name="T1">^[0-9]+(.[0-9]{2})?$</text:span></text:p>
      <text:p text:style-name="P1">10 有1~3位小数的正实数：<text:span text:style-name="T1">^[0-9]+(.[0-9]{1,3})?$</text:span></text:p>
      <text:p text:style-name="P1">11 非零的正整数：<text:span text:style-name="T1">^[1-9]\d*$ 或 ^([1-9][0-9]*){1,3}$ 或 ^\+?[1-9][0-9]*$</text:span></text:p>
      <text:p text:style-name="P1">12 非零的负整数：<text:span text:style-name="T1">^\-[1-9][0-9] *$ 或 ^-[1-9]\d*$</text:span></text:p>
      <text:p text:style-name="P1">13 非负整数：<text:span text:style-name="T1">^\d+$ 或 ^[1-9]\d*|0$</text:span></text:p>
      <text:p text:style-name="P1">14 非正整数：<text:span text:style-name="T1">^-[1-9]\d*|0$ 或 ^((-\d+)|(0+))$</text:span></text:p>
      <text:p text:style-name="P1">15 非负浮点数：<text:span text:style-name="T1">^\d+(\.\d+)?$ 或 ^[1-9]\d*\.\d*|0\.\d*[1-9]\d*|0?\.0+|0$</text:span></text:p>
      <text:p text:style-name="P1">16 非正浮点数：<text:span text:style-name="T1">^((-\d+(\.\d+)?)|(0+(\.0+)?))$ 或 ^(-([1-9]\d*\.\d*|0\.\d*[1-9]\d*))|0?\.0+|0$</text:span></text:p>
      <text:p text:style-name="P1">17 正浮点数：<text:span text:style-name="T1">^[1-9]\d*\.\d*|0\.\d*[1-9]\d*$ </text:span></text:p>
      <text:p text:style-name="P1">18 负浮点数：<text:span text:style-name="T1">^-([1-9]\d*\.\d*|0\.\d*[1-9]\d*)$ </text:span></text:p>
      <text:p text:style-name="P1">19 浮点数：<text:span text:style-name="T1">^(-?\d+)(\.\d+)?$ 或 ^-?([1-9]\d*\.\d*|0\.\d*[1-9]\d*|0?\.0+|0)$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>二、校验字符的表达式</text:span></text:p>
      <text:p text:style-name="P3">1 汉字：<text:span text:style-name="T1">^[\u4e00-\u9fa5]{0,}$</text:span></text:p>
      <text:p text:style-name="P3">2 英文和数字：<text:span text:style-name="T1">^[A-Za-z0-9]+$ 或 ^[A-Za-z0-9]{4,40}$</text:span></text:p>
      <text:p text:style-name="P3">3 长度为3-20的所有字符：<text:span text:style-name="T1">^.{3,20}$</text:span></text:p>
      <text:p text:style-name="P3">4 由26个英文字母组成的字符串：<text:span text:style-name="T1">^[A-Za-z]+$</text:span></text:p>
      <text:p text:style-name="P3">5 由26个大写英文字母组成的字符串：<text:span text:style-name="T1">^[A-Z]+$</text:span></text:p>
      <text:p text:style-name="P3">6 由26个小写英文字母组成的字符串：<text:span text:style-name="T1">^[a-z]+$</text:span></text:p>
      <text:p text:style-name="P3">7 由数字和26个英文字母组成的字符串：<text:span text:style-name="T1">^[A-Za-z0-9]+$</text:span></text:p>
      <text:p text:style-name="P3">8 由数字、26个英文字母或者下划线组成的字符串：<text:span text:style-name="T1">^\w+$ 或 ^\w{3,20}$</text:span></text:p>
      <text:p text:style-name="P3">9 中文、英文、数字包括下划线：<text:span text:style-name="T1">^[\u4E00-\u9FA5A-Za-z0-9_]+$</text:span></text:p>
      <text:p text:style-name="P3">10 中文、英文、数字但不包括下划线等符号：<text:span text:style-name="T1">^[\u4E00-\u9FA5A-Za-z0-9]+$</text:span></text:p>
      <text:p text:style-name="P3">11 可以输入含有^%&amp;',;=?$\"等字符：<text:span text:style-name="T1">[^%&amp;',;=?$\x22]+</text:span></text:p>
      <text:p text:style-name="P3">12 禁止输入含有~“”的字符：<text:span text:style-name="T1">[^~\x22]+</text:span></text:p>
      <text:p text:style-name="P3"><text:span text:style-name="T1">三、特殊需求表达式</text:span></text:p>
      <text:p text:style-name="P3">1 Email地址：<text:bookmark-start text:name="__DdeLink__2_669019540"/><text:span text:style-name="T1">^\w+([-+.]\w+)*@\w+([-.]\w+)*\.\w+([-.]\w+)*$</text:span><text:bookmark-end text:name="__DdeLink__2_669019540"/></text:p>
      <text:p text:style-name="P3">2 InternetURL：<text:span text:style-name="T1">^http://([\w-]+\.)+[\w-]+(/[\w-./?%&amp;=]*)?$</text:span></text:p>
      <text:p text:style-name="P3">3 手机号码：<text:span text:style-name="T1">^(13[0-9]|14[5|7]|15[0|1|2|3|5|6|7|8|9]|18[0|1|2|3|5|6|7|8|9])\d{8}$</text:span></text:p>
      <text:p text:style-name="P3">4 国内电话号码<text:span text:style-name="T1">(0511-4405222、021-87888822)：\d{3}-\d{8}|\d{4}-\d{7}</text:span></text:p>
      <text:p text:style-name="P3">5 身<text:span text:style-name="T2">份证号</text:span>(15位、18位数字)：<text:span text:style-name="T1">^\d{15}|\d{18}$</text:span></text:p>
      <text:p text:style-name="P3">6 短身份证号码(数字、字母x结尾)：<text:span text:style-name="T1">^([0-9]){7,18}(x|X)?$ 或 ^\d{8,18}|[0-9x]{8,18}|[0-9X]{8,18}?$</text:span></text:p>
      <text:p text:style-name="P3">7 帐号是否合法(字母开头，允许5-16字节，允许字母数字下划线)：<text:span text:style-name="T1">^[a-zA-Z][a-zA-Z0-9_]{4,15}$</text:span></text:p>
      <text:p text:style-name="P3">8 密码(以字母开头，长度在6~18之间，只能包含字母、数字和下划线)：<text:span text:style-name="T1">^[a-zA-Z]\w{5,17}$</text:span></text:p>
      <text:p text:style-name="P3">9 日期格式：<text:span text:style-name="T1">^\d{4}-\d{1,2}-\d{1,2}</text:span></text:p>
      <text:p text:style-name="P3">10 一年的12个月(01～09和1～12)：<text:span text:style-name="T1">^(0?[1-9]|1[0-2])$</text:span></text:p>
      <text:p text:style-name="P3"><text:soft-page-break/>11 一个月的31天(01～09和1～31)：<text:span text:style-name="T1">^((0?[1-9])|((1|2)[0-9])|30|31)$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59S</meta:editing-duration>
    <meta:editing-cycles>5</meta:editing-cycles>
    <meta:generator>LibreOffice/5.3.0.3$Windows_X86_64 LibreOffice_project/7074905676c47b82bbcfbea1aeefc84afe1c50e1</meta:generator>
    <dc:date>2018-03-30T22:11:21.858000000</dc:date>
    <meta:document-statistic meta:table-count="0" meta:image-count="0" meta:object-count="0" meta:page-count="3" meta:paragraph-count="47" meta:word-count="584" meta:character-count="1917" meta:non-whitespace-character-count="1846"/>
    <meta:user-defined meta:name="Info 1"/>
    <meta:user-defined meta:name="Info 2"/>
    <meta:user-defined meta:name="Info 3"/>
    <meta:user-defined meta:name="Info 4"/>
  </office:meta>
</office:document-meta>
</file>